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1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4.3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55cm" fo:min-width="2.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.4cm" svg:height="1.6cm" svg:x="1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4cm" svg:height="1.6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4cm" svg:height="1.6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0.8cm" svg:x="1.6cm" svg:y="20cm"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8cm" svg:height="0.8cm" svg:x="8.8cm" svg:y="18.4cm">
          <text:p text:style-name="P1">Commerciaux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0cm" svg:y="22.4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cm" svg:height="0.8cm" svg:x="2.4cm" svg:y="24.8cm">
          <text:p text:style-name="P1">Appart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0.8cm" svg:x="7.2cm" svg:y="20.8cm">
          <text:p text:style-name="P1">Entrepô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2cm" svg:height="0.8cm" svg:x="9.6cm" svg:y="22.4cm">
          <text:p text:style-name="P1">Bureau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2cm" svg:height="0.8cm" svg:x="12cm" svg:y="20.8cm">
          <text:p text:style-name="P1">Commerce</text:p>
          <draw:enhanced-geometry svg:viewBox="0 0 21600 21600" draw:type="rectangle" draw:enhanced-path="M 0 0 L 21600 0 21600 21600 0 21600 0 0 Z N"/>
        </draw:custom-shape>
        <draw:connector draw:style-name="gr4" draw:layer="layout" svg:x1="1.6cm" svg:y1="22.4cm" svg:x2="4cm" svg:y2="20.8cm" draw:start-shape="id1" draw:start-glue-point="0" draw:end-shape="id2" draw:end-glue-point="2" svg:d="M1600 22400v-800h2400v-800" svg:viewBox="0 0 2401 1601">
          <text:p/>
        </draw:connector>
        <draw:connector draw:style-name="gr4" draw:layer="layout" svg:x1="4cm" svg:y1="24.8cm" svg:x2="4cm" svg:y2="20.8cm" draw:start-shape="id3" draw:start-glue-point="0" draw:end-shape="id2" draw:end-glue-point="2" svg:d="M4000 24800v-4000" svg:viewBox="0 0 1 4001">
          <text:p/>
        </draw:connector>
        <draw:connector draw:style-name="gr4" draw:layer="layout" svg:x1="6.4cm" svg:y1="22.4cm" svg:x2="4cm" svg:y2="20.8cm" draw:start-shape="id4" draw:start-glue-point="0" draw:end-shape="id2" draw:end-glue-point="2" svg:d="M6400 22400v-800h-2400v-800" svg:viewBox="0 0 2401 1601">
          <text:p/>
        </draw:connector>
        <draw:connector draw:style-name="gr4" draw:layer="layout" draw:line-skew="-1.2cm" svg:x1="4cm" svg:y1="20cm" svg:x2="16.012cm" svg:y2="16cm" draw:start-shape="id2" draw:start-glue-point="0" draw:end-shape="id5" draw:end-glue-point="2" svg:d="M4000 20000v-3200h12012v-800" svg:viewBox="0 0 12013 4001">
          <text:p/>
        </draw:connector>
        <draw:connector draw:style-name="gr4" draw:layer="layout" svg:x1="8.8cm" svg:y1="20.8cm" svg:x2="11.2cm" svg:y2="19.2cm" draw:start-shape="id6" draw:start-glue-point="0" draw:end-shape="id7" draw:end-glue-point="2" svg:d="M8800 20800v-800h2400v-800" svg:viewBox="0 0 2401 1601">
          <text:p/>
        </draw:connector>
        <draw:connector draw:style-name="gr4" draw:layer="layout" svg:x1="11.2cm" svg:y1="22.4cm" svg:x2="11.2cm" svg:y2="19.2cm" draw:start-shape="id8" draw:start-glue-point="0" draw:end-shape="id7" draw:end-glue-point="2" svg:d="M11200 22400v-3200" svg:viewBox="0 0 1 3201">
          <text:p/>
        </draw:connector>
        <draw:connector draw:style-name="gr4" draw:layer="layout" svg:x1="13.6cm" svg:y1="20.8cm" svg:x2="11.2cm" svg:y2="19.2cm" draw:start-shape="id9" draw:end-shape="id7" draw:end-glue-point="2" svg:d="M13600 20800v-800h-2400v-800" svg:viewBox="0 0 2401 1601">
          <text:p/>
        </draw:connector>
        <draw:connector draw:style-name="gr4" draw:layer="layout" svg:x1="6.4cm" svg:y1="17.6cm" svg:x2="16.012cm" svg:y2="16cm" draw:start-shape="id10" draw:start-glue-point="0" draw:end-shape="id5" svg:d="M6400 17600v-800h9612v-800" svg:viewBox="0 0 9613 1601">
          <text:p/>
        </draw:connector>
        <draw:connector draw:style-name="gr4" draw:layer="layout" draw:line-skew="-0.4cm" svg:x1="11.2cm" svg:y1="18.4cm" svg:x2="16.012cm" svg:y2="16cm" draw:start-shape="id7" draw:start-glue-point="0" draw:end-shape="id5" svg:d="M11200 18400v-1600h4812v-800" svg:viewBox="0 0 4813 2401">
          <text:p/>
        </draw:connector>
        <draw:custom-shape draw:style-name="gr2" draw:text-style-name="P1" xml:id="id11" draw:id="id11" draw:layer="layout" svg:width="4.8cm" svg:height="0.8cm" svg:x="23.2cm" svg:y="17.6cm">
          <text:p text:style-name="P1">Décorateur</text:p>
          <draw:enhanced-geometry svg:viewBox="0 0 21600 21600" draw:type="rectangle" draw:enhanced-path="M 0 0 L 21600 0 21600 21600 0 21600 0 0 Z N"/>
        </draw:custom-shape>
        <draw:connector draw:style-name="gr4" draw:layer="layout" svg:x1="25.6cm" svg:y1="17.6cm" svg:x2="16.012cm" svg:y2="16cm" draw:start-shape="id11" draw:end-shape="id5" draw:end-glue-point="2" svg:d="M25600 17600v-800h-9588v-800" svg:viewBox="0 0 9589 1601">
          <text:p/>
        </draw:connector>
        <draw:connector draw:style-name="gr4" draw:layer="layout" svg:x1="18.4cm" svg:y1="20cm" svg:x2="25.6cm" svg:y2="18.4cm" draw:start-shape="id12" draw:end-shape="id11" draw:end-glue-point="2" svg:d="M18400 20000v-800h7200v-800" svg:viewBox="0 0 7201 1601">
          <text:p/>
        </draw:connector>
        <draw:connector draw:style-name="gr4" draw:layer="layout" draw:line-skew="-1.2cm" svg:x1="33.6cm" svg:y1="22.4cm" svg:x2="25.6cm" svg:y2="18.4cm" draw:start-shape="id13" draw:start-glue-point="0" draw:end-shape="id11" draw:end-glue-point="2" svg:d="M33600 22400v-3200h-8000v-800" svg:viewBox="0 0 8001 4001">
          <text:p/>
        </draw:connector>
        <draw:custom-shape draw:style-name="gr3" draw:text-style-name="P1" xml:id="id14" draw:id="id14" draw:layer="layout" svg:width="3.2cm" svg:height="0.8cm" svg:x="38.4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4" draw:start-glue-point="1" draw:end-shape="id15" draw:end-glue-point="2" svg:d="M41600 4000h2400v-1600" svg:viewBox="0 0 2401 1601">
          <text:p/>
        </draw:connector>
        <draw:connector draw:style-name="gr4" draw:layer="layout" svg:x1="44cm" svg:y1="10.7cm" svg:x2="44cm" svg:y2="2.4cm" draw:start-shape="id16" draw:start-glue-point="0" draw:end-shape="id15" draw:end-glue-point="2" svg:d="M44000 10700v-8300" svg:viewBox="0 0 1 8301">
          <text:p/>
        </draw:connector>
        <draw:g xml:id="id19" draw:id="id19">
          <draw:custom-shape draw:style-name="gr2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18" draw:id="id18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7.2cm" svg:y1="12.8cm" svg:x2="18.8cm" svg:y2="8.8cm" draw:start-shape="id17" draw:start-glue-point="0" draw:end-shape="id18" draw:end-glue-point="5" svg:d="M17200 12800v-4000h1600" svg:viewBox="0 0 1601 4001">
          <text:p/>
        </draw:connector>
        <draw:connector draw:style-name="gr7" draw:layer="layout" svg:x1="23.6cm" svg:y1="8.8cm" svg:x2="25.6cm" svg:y2="8.8cm" draw:start-shape="id18" draw:start-glue-point="7" draw:end-shape="id19" draw:end-glue-point="3" svg:d="M23600 8800h2000" svg:viewBox="0 0 2001 1">
          <text:p/>
        </draw:connector>
        <draw:g xml:id="id21" draw:id="id21">
          <draw:custom-shape draw:style-name="gr2" draw:text-style-name="P1" xml:id="id16" draw:id="id16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0" draw:id="id20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3.6cm" svg:x2="34.4cm" svg:y2="12cm" draw:start-shape="id17" draw:start-glue-point="1" draw:end-shape="id20" draw:end-glue-point="5" svg:d="M18400 13600h8000v-1600h8000" svg:viewBox="0 0 16001 1601">
          <text:p/>
        </draw:connector>
        <draw:connector draw:style-name="gr7" draw:layer="layout" svg:x1="39.2cm" svg:y1="12cm" svg:x2="41.6cm" svg:y2="12cm" draw:start-shape="id20" draw:start-glue-point="7" draw:end-shape="id21" draw:end-glue-point="3" svg:d="M39200 12000h2400" svg:viewBox="0 0 2401 1">
          <text:p/>
        </draw:connector>
        <draw:g xml:id="id5" draw:id="id5">
          <draw:custom-shape draw:style-name="gr2" draw:text-style-name="P1" draw:layer="layout" svg:width="4.8cm" svg:height="0.8cm" svg:x="13.612cm" svg:y="12.8cm">
            <text:p text:style-name="P1">Bien immobili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13.612cm" svg:y="13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Statut</text:p>
              </text:list-item>
              <text:list-item>
                <text:p text:style-name="P2">Date soumission</text:p>
              </text:list-item>
              <text:list-item>
                <text:p text:style-name="P2">Revenu cadastral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2" draw:text-style-name="P1" draw:layer="layout" svg:width="4.8cm" svg:height="0.8cm" svg:x="30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30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3" draw:id="id23" draw:layer="layout" svg:width="4.8cm" svg:height="1.6cm" svg:x="38.4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5.2cm" svg:y1="15.2cm" svg:x2="38.4cm" svg:y2="15.2cm" draw:start-shape="id22" draw:start-glue-point="1" draw:end-shape="id23" draw:end-glue-point="5" svg:d="M35200 15200h3200" svg:viewBox="0 0 3201 1">
          <text:p/>
        </draw:connector>
        <draw:connector draw:style-name="gr7" draw:layer="layout" draw:line-skew="0.899cm" svg:x1="43.2cm" svg:y1="15.2cm" svg:x2="46.4cm" svg:y2="1.2cm" draw:start-shape="id23" draw:start-glue-point="7" draw:end-shape="id24" draw:end-glue-point="1" svg:d="M43200 15200h4600v-14000h-1400" svg:viewBox="0 0 4601 14001">
          <text:p/>
        </draw:connector>
        <draw:custom-shape draw:style-name="gr6" draw:text-style-name="P1" xml:id="id26" draw:id="id26" draw:layer="layout" svg:width="4.8cm" svg:height="1.6cm" svg:x="23.3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5.2cm" svg:x2="23.3cm" svg:y2="15.2cm" draw:start-shape="id25" draw:end-shape="id26" draw:end-glue-point="5" svg:d="M18400 15200h4900" svg:viewBox="0 0 4901 1">
          <text:p/>
        </draw:connector>
        <draw:connector draw:style-name="gr7" draw:layer="layout" svg:x1="28.1cm" svg:y1="15.2cm" svg:x2="30.4cm" svg:y2="15.2cm" draw:start-shape="id26" draw:start-glue-point="7" draw:end-shape="id22" draw:end-glue-point="3" svg:d="M28100 15200h2300" svg:viewBox="0 0 2301 1">
          <text:p/>
        </draw:connector>
        <draw:custom-shape draw:style-name="gr6" draw:text-style-name="P1" xml:id="id27" draw:id="id27" draw:layer="layout" svg:width="4.8cm" svg:height="1.6cm" svg:x="7.2cm" svg:y="13.6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3.612cm" svg:y1="14.4cm" svg:x2="12cm" svg:y2="14.4cm" draw:start-shape="id5" draw:end-shape="id27" draw:end-glue-point="7" svg:d="M13612 14400h-1612" svg:viewBox="0 0 1613 1">
          <text:p/>
        </draw:connector>
        <draw:connector draw:style-name="gr7" draw:layer="layout" draw:line-skew="-0.699cm" svg:x1="9.6cm" svg:y1="13.6cm" svg:x2="40cm" svg:y2="3.6cm" draw:start-shape="id27" draw:start-glue-point="4" draw:end-shape="id14" draw:end-glue-point="0" svg:d="M9600 13600v-11200h30400v1200" svg:viewBox="0 0 30401 11201">
          <text:p/>
        </draw:connector>
        <draw:connector draw:style-name="gr7" draw:layer="layout" svg:x1="7.2cm" svg:y1="14.4cm" svg:x2="2.4cm" svg:y2="12.4cm" draw:start-shape="id27" draw:start-glue-point="5" draw:end-shape="id28" draw:end-glue-point="2" svg:d="M7200 14400h-4800v-2000" svg:viewBox="0 0 4801 2001">
          <text:p/>
        </draw:connector>
        <draw:custom-shape draw:style-name="gr6" draw:text-style-name="P1" xml:id="id30" draw:id="id30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4.8cm" svg:y1="12.8cm" svg:x2="18.8cm" svg:y2="4cm" draw:start-shape="id29" draw:start-glue-point="0" draw:end-shape="id30" draw:end-glue-point="5" svg:d="M14800 12800v-8800h4000" svg:viewBox="0 0 4001 8801">
          <text:p/>
        </draw:connector>
        <draw:connector draw:style-name="gr7" draw:layer="layout" svg:x1="23.6cm" svg:y1="4cm" svg:x2="38.4cm" svg:y2="4cm" draw:start-shape="id30" draw:start-glue-point="7" draw:end-shape="id14" draw:end-glue-point="3" svg:d="M23600 4000h14800" svg:viewBox="0 0 14801 1">
          <text:p/>
        </draw:connector>
        <draw:g>
          <draw:frame draw:style-name="gr9" xml:id="id31" draw:id="id31" draw:layer="layout" svg:width="1.6cm" svg:height="0.8cm" svg:x="22cm" svg:y="4.8cm">
            <draw:text-box>
              <text:p>Date</text:p>
            </draw:text-box>
          </draw:frame>
          <draw:frame draw:style-name="gr10" xml:id="id32" draw:id="id32" draw:layer="layout" svg:width="2.4cm" svg:height="0.8cm" svg:x="22cm" svg:y="5.6cm">
            <draw:text-box>
              <text:p>Prix</text:p>
            </draw:text-box>
          </draw:frame>
          <draw:connector draw:style-name="gr11" draw:layer="layout" svg:x1="21.2cm" svg:y1="4.8cm" svg:x2="22cm" svg:y2="5.2cm" draw:start-shape="id30" draw:start-glue-point="6" draw:end-shape="id31" draw:end-glue-point="3" svg:d="M21200 4800v400h800" svg:viewBox="0 0 801 401">
            <text:p/>
          </draw:connector>
          <draw:connector draw:style-name="gr11" draw:layer="layout" svg:x1="21.2cm" svg:y1="4.8cm" svg:x2="22cm" svg:y2="6cm" draw:start-shape="id30" draw:start-glue-point="6" draw:end-shape="id32" draw:end-glue-point="3" svg:d="M21200 4800v1200h800" svg:viewBox="0 0 801 1201">
            <text:p/>
          </draw:connector>
          <draw:frame draw:style-name="gr10" xml:id="id33" draw:id="id33" draw:layer="layout" svg:width="3.2cm" svg:height="0.8cm" svg:x="22cm" svg:y="6.4cm">
            <draw:text-box>
              <text:p>N° contrat</text:p>
            </draw:text-box>
          </draw:frame>
          <draw:connector draw:style-name="gr11" draw:layer="layout" svg:x1="21.2cm" svg:y1="4.8cm" svg:x2="22cm" svg:y2="6.8cm" draw:start-shape="id30" draw:start-glue-point="6" draw:end-shape="id33" draw:end-glue-point="3" svg:d="M21200 4800v2000h800" svg:viewBox="0 0 801 2001">
            <text:p/>
          </draw:connector>
        </draw:g>
        <draw:g xml:id="id34" draw:id="id34">
          <draw:custom-shape draw:style-name="gr2" draw:text-style-name="P1" draw:layer="layout" svg:width="4.8cm" svg:height="0.8cm" svg:x="28cm" svg:y="20cm">
            <text:p text:style-name="P1">Descriptif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28cm" svg:y="20.8cm">
            <text:list text:style-name="L1"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0.4cm" svg:y1="20cm" svg:x2="25.6cm" svg:y2="18.4cm" draw:start-shape="id34" draw:start-glue-point="0" draw:end-shape="id11" svg:d="M30400 20000v-800h-4800v-800" svg:viewBox="0 0 4801 1601">
          <text:p/>
        </draw:connector>
        <draw:g xml:id="id12" draw:id="id12">
          <draw:custom-shape draw:style-name="gr3" draw:text-style-name="P1" draw:layer="layout" svg:width="3.2cm" svg:height="0.8cm" svg:x="16.8cm" svg:y="20cm">
            <text:p text:style-name="P1">À louer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3.2cm" svg:height="2.8cm" svg:x="16.8cm" svg:y="20.8cm">
            <text:list text:style-name="L1">
              <text:list-item>
                <text:p text:style-name="P3">Caution</text:p>
              </text:list-item>
              <text:list-item>
                <text:p text:style-name="P3">Loyer</text:p>
              </text:list-item>
              <text:list-item>
                <text:p text:style-name="P3">Charges</text:p>
              </text:list-item>
              <text:list-item>
                <text:p text:style-name="P3">Bail</text:p>
              </text:list-item>
              <text:list-item>
                <text:p text:style-name="P3">Garnitur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3" draw:text-style-name="P1" draw:layer="layout" svg:width="3.2cm" svg:height="0.8cm" svg:x="32cm" svg:y="22.4cm">
            <text:p text:style-name="P1">À vendr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32cm" svg:y="23.2cm">
            <text:list text:style-name="L1">
              <text:list-item>
                <text:p text:style-name="P3">Prix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2" draw:text-style-name="P1" draw:layer="layout" svg:width="4.8cm" svg:height="0.8cm" svg:x="31.2cm" svg:y="24.8cm">
            <text:p text:style-name="P1">HabitationComm.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31.2cm" svg:y="25.6cm">
            <text:list text:style-name="L1">
              <text:list-item>
                <text:p text:style-name="P3">Éta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3.6cm" svg:y1="24.8cm" svg:x2="33.6cm" svg:y2="24cm" draw:start-shape="id35" draw:start-glue-point="0" draw:end-shape="id13" draw:end-glue-point="2" svg:d="M33600 24800v-800" svg:viewBox="0 0 1 801">
          <text:p/>
        </draw:connector>
        <draw:g>
          <draw:custom-shape draw:style-name="gr2" draw:text-style-name="P1" xml:id="id36" draw:id="id36" draw:layer="layout" svg:width="4.8cm" svg:height="0.8cm" svg:x="24.8cm" svg:y="23.2cm">
            <text:p text:style-name="P1">MaisonAppart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8cm" svg:height="2.4cm" svg:x="24.8cm" svg:y="24cm">
            <text:list text:style-name="L1">
              <text:list-item>
                <text:p text:style-name="P3">Nb chambres</text:p>
              </text:list-item>
              <text:list-item>
                <text:p text:style-name="P3">Nb garages</text:p>
              </text:list-item>
              <text:list-item>
                <text:p text:style-name="P3">Cuisine équipée</text:p>
              </text:list-item>
              <text:list-item>
                <text:p text:style-name="P3">Superficie jard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1.6cm" svg:x1="27.2cm" svg:y1="23.2cm" svg:x2="25.6cm" svg:y2="18.4cm" draw:start-shape="id36" draw:start-glue-point="0" draw:end-shape="id11" draw:end-glue-point="2" svg:d="M27200 23200v-4000h-1600v-800" svg:viewBox="0 0 1601 4801">
          <text:p/>
        </draw:connector>
        <draw:g>
          <draw:custom-shape draw:style-name="gr3" draw:text-style-name="P1" xml:id="id4" draw:id="id4" draw:layer="layout" svg:width="3.2cm" svg:height="0.8cm" svg:x="4.8cm" svg:y="22.4cm">
            <text:p text:style-name="P1">Maiso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23.2cm">
            <text:list text:style-name="L1">
              <text:list-item>
                <text:p text:style-name="P3">Nb étag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37" draw:id="id37" draw:layer="layout" svg:width="4.8cm" svg:height="0.8cm" svg:x="21.6cm" svg:y="20cm">
            <text:p text:style-name="P1">Dans immeubl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21.6cm" svg:y="20.8cm">
            <text:list text:style-name="L1">
              <text:list-item>
                <text:p text:style-name="P3">Étage</text:p>
              </text:list-item>
              <text:list-item>
                <text:p text:style-name="P3">Ascenseur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24cm" svg:y1="20cm" svg:x2="25.6cm" svg:y2="18.4cm" draw:start-shape="id37" draw:start-glue-point="0" draw:end-shape="id11" draw:end-glue-point="2" svg:d="M24000 20000v-800h1600v-800" svg:viewBox="0 0 1601 1601">
          <text:p/>
        </draw:connector>
        <draw:g>
          <draw:custom-shape draw:style-name="gr3" draw:text-style-name="P1" xml:id="id10" draw:id="id10" draw:layer="layout" svg:width="3.2cm" svg:height="0.8cm" svg:x="4.8cm" svg:y="17.6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18.4cm">
            <text:list text:style-name="L1">
              <text:list-item>
                <text:p text:style-name="P3">Superfici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38" draw:id="id38" draw:layer="layout" svg:width="4.8cm" svg:height="0.8cm" svg:x="18.4cm" svg:y="24cm">
            <text:p text:style-name="P1">BureauCommerc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18.4cm" svg:y="24.8cm">
            <text:list text:style-name="L1">
              <text:list-item>
                <text:p text:style-name="P3">Superficie</text:p>
              </text:list-item>
              <text:list-item>
                <text:p text:style-name="P3">Nb pièc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2cm" svg:x1="20.8cm" svg:y1="24cm" svg:x2="25.6cm" svg:y2="18.4cm" draw:start-shape="id38" draw:start-glue-point="0" draw:end-shape="id11" draw:end-glue-point="2" svg:d="M20800 24000v-4800h4800v-800" svg:viewBox="0 0 4801 5601">
          <text:p/>
        </draw:connector>
        <draw:g xml:id="id24" draw:id="id24">
          <draw:custom-shape draw:style-name="gr2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6" draw:text-style-name="P2" xml:id="id15" draw:id="id15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39" draw:id="id39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0.4cm" svg:y1="8.8cm" svg:x2="32.8cm" svg:y2="8.8cm" draw:start-shape="id19" draw:start-glue-point="1" draw:end-shape="id39" draw:end-glue-point="5" svg:d="M30400 8800h2400" svg:viewBox="0 0 2401 1">
          <text:p/>
        </draw:connector>
        <draw:connector draw:style-name="gr7" draw:layer="layout" svg:x1="37.6cm" svg:y1="8.8cm" svg:x2="40cm" svg:y2="4.4cm" draw:start-shape="id39" draw:start-glue-point="7" draw:end-shape="id14" draw:end-glue-point="2" svg:d="M37600 8800h2400v-4400" svg:viewBox="0 0 2401 4401">
          <text:p/>
        </draw:connector>
        <draw:g xml:id="id28" draw:id="id28">
          <draw:custom-shape draw:style-name="gr2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2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1" draw:id="id41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2" draw:id="id42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2.4cm" svg:y1="3.6cm" svg:x2="2.4cm" svg:y2="7.2cm" draw:start-shape="id40" draw:start-glue-point="2" draw:end-shape="id41" draw:end-glue-point="4" svg:d="M2400 3600v3600" svg:viewBox="0 0 1 3601">
          <text:p/>
        </draw:connector>
        <draw:connector draw:style-name="gr7" draw:layer="layout" svg:x1="4.8cm" svg:y1="2.6cm" svg:x2="6.4cm" svg:y2="5.6cm" draw:start-shape="id40" draw:start-glue-point="1" draw:end-shape="id42" draw:end-glue-point="4" svg:d="M4800 2600h1600v3000" svg:viewBox="0 0 1601 3001">
          <text:p/>
        </draw:connector>
        <draw:connector draw:style-name="gr7" draw:layer="layout" svg:x1="6.4cm" svg:y1="7.2cm" svg:x2="4.8cm" svg:y2="11.4cm" draw:start-shape="id42" draw:start-glue-point="6" draw:end-shape="id28" draw:end-glue-point="1" svg:d="M6400 7200v4200h-1600" svg:viewBox="0 0 1601 4201">
          <text:p/>
        </draw:connector>
        <draw:connector draw:style-name="gr7" draw:layer="layout" svg:x1="2.4cm" svg:y1="8.8cm" svg:x2="2.4cm" svg:y2="10.4cm" draw:start-shape="id41" draw:start-glue-point="6" draw:end-shape="id28" draw:end-glue-point="0" svg:d="M2400 8800v1600" svg:viewBox="0 0 1 1601">
          <text:p/>
        </draw:connector>
        <draw:frame draw:style-name="gr17" draw:layer="layout" svg:width="1.505cm" svg:height="0.747cm" svg:x="40.095cm" svg:y="11.253cm">
          <draw:text-box>
            <text:p>(1,n)</text:p>
          </draw:text-box>
        </draw:frame>
        <draw:frame draw:style-name="gr17" draw:layer="layout" svg:width="1.51cm" svg:height="0.747cm" svg:x="18.4cm" svg:y="12.853cm">
          <draw:text-box>
            <text:p>(1,1)</text:p>
          </draw:text-box>
        </draw:frame>
        <draw:frame draw:style-name="gr17" draw:layer="layout" svg:width="1.51cm" svg:height="0.747cm" svg:x="18.4cm" svg:y="14.453cm">
          <draw:text-box>
            <text:p>(1,1)</text:p>
          </draw:text-box>
        </draw:frame>
        <draw:frame draw:style-name="gr17" draw:layer="layout" svg:width="1.505cm" svg:height="0.747cm" svg:x="28.89cm" svg:y="14.453cm">
          <draw:text-box>
            <text:p>(0,n)</text:p>
          </draw:text-box>
        </draw:frame>
        <draw:frame draw:style-name="gr17" draw:layer="layout" svg:width="1.505cm" svg:height="0.747cm" svg:x="35.2cm" svg:y="14.453cm">
          <draw:text-box>
            <text:p>(0,n)</text:p>
          </draw:text-box>
        </draw:frame>
        <draw:frame draw:style-name="gr17" draw:layer="layout" svg:width="1.51cm" svg:height="0.747cm" svg:x="46.4cm" svg:y="0.453cm">
          <draw:text-box>
            <text:p>(1,1)</text:p>
          </draw:text-box>
        </draw:frame>
        <draw:frame draw:style-name="gr17" draw:layer="layout" svg:width="1.51cm" svg:height="0.747cm" svg:x="17.2cm" svg:y="12.036cm">
          <draw:text-box>
            <text:p>(1,1)</text:p>
          </draw:text-box>
        </draw:frame>
        <draw:frame draw:style-name="gr17" draw:layer="layout" svg:width="1.505cm" svg:height="0.747cm" svg:x="24.095cm" svg:y="8.053cm">
          <draw:text-box>
            <text:p>(0,n)</text:p>
          </draw:text-box>
        </draw:frame>
        <draw:frame draw:style-name="gr17" draw:layer="layout" svg:width="1.505cm" svg:height="0.747cm" svg:x="39.995cm" svg:y="2.853cm">
          <draw:text-box>
            <text:p>(0,n)</text:p>
          </draw:text-box>
        </draw:frame>
        <draw:frame draw:style-name="gr17" draw:layer="layout" svg:width="1.505cm" svg:height="0.747cm" svg:x="12.095cm" svg:y="13.653cm">
          <draw:text-box>
            <text:p>(0,n)</text:p>
          </draw:text-box>
        </draw:frame>
        <draw:frame draw:style-name="gr17" draw:layer="layout" svg:width="1.505cm" svg:height="0.747cm" svg:x="2.4cm" svg:y="12.4cm">
          <draw:text-box>
            <text:p>(0,n)</text:p>
          </draw:text-box>
        </draw:frame>
        <draw:frame draw:style-name="gr17" draw:layer="layout" svg:width="1.51cm" svg:height="0.747cm" svg:x="2.4cm" svg:y="9.653cm">
          <draw:text-box>
            <text:p>(1,1)</text:p>
          </draw:text-box>
        </draw:frame>
        <draw:frame draw:style-name="gr17" draw:layer="layout" svg:width="1.51cm" svg:height="0.747cm" svg:x="4.8cm" svg:y="10.653cm">
          <draw:text-box>
            <text:p>(0,1)</text:p>
          </draw:text-box>
        </draw:frame>
        <draw:frame draw:style-name="gr17" draw:layer="layout" svg:width="1.51cm" svg:height="0.747cm" svg:x="2.4cm" svg:y="3.6cm">
          <draw:text-box>
            <text:p>(0,1)</text:p>
          </draw:text-box>
        </draw:frame>
        <draw:frame draw:style-name="gr17" draw:layer="layout" svg:width="1.51cm" svg:height="0.747cm" svg:x="4.8cm" svg:y="1.853cm">
          <draw:text-box>
            <text:p>(1,1)</text:p>
          </draw:text-box>
        </draw:frame>
        <draw:frame draw:style-name="gr17" draw:layer="layout" svg:width="1.505cm" svg:height="0.747cm" svg:x="30.4cm" svg:y="8.053cm">
          <draw:text-box>
            <text:p>(0,n)</text:p>
          </draw:text-box>
        </draw:frame>
        <draw:frame draw:style-name="gr17" draw:layer="layout" svg:width="1.505cm" svg:height="0.747cm" svg:x="39.995cm" svg:y="4.4cm">
          <draw:text-box>
            <text:p>(0,n)</text:p>
          </draw:text-box>
        </draw:frame>
        <draw:frame draw:style-name="gr9" xml:id="id43" draw:id="id43" draw:layer="layout" svg:width="1.6cm" svg:height="0.8cm" svg:x="10.4cm" svg:y="15.2cm">
          <draw:text-box>
            <text:p>Date</text:p>
          </draw:text-box>
        </draw:frame>
        <draw:frame draw:style-name="gr10" xml:id="id44" draw:id="id44" draw:layer="layout" svg:width="2.4cm" svg:height="0.8cm" svg:x="10.4cm" svg:y="16cm">
          <draw:text-box>
            <text:p>Heure</text:p>
          </draw:text-box>
        </draw:frame>
        <draw:connector draw:style-name="gr11" draw:layer="layout" svg:x1="9.6cm" svg:y1="15.2cm" svg:x2="10.4cm" svg:y2="15.6cm" draw:start-shape="id27" draw:start-glue-point="6" draw:end-shape="id43" draw:end-glue-point="3" svg:d="M9600 15200v400h800" svg:viewBox="0 0 801 401">
          <text:p/>
        </draw:connector>
        <draw:connector draw:style-name="gr11" draw:layer="layout" svg:x1="9.6cm" svg:y1="15.2cm" svg:x2="10.4cm" svg:y2="16.4cm" draw:start-shape="id27" draw:end-shape="id44" draw:end-glue-point="3" svg:d="M9600 15200v1200h800" svg:viewBox="0 0 801 1201">
          <text:p/>
        </draw:connector>
        <draw:frame draw:style-name="gr17" draw:layer="layout" svg:width="1.51cm" svg:height="0.747cm" svg:x="14.8cm" svg:y="12.053cm">
          <draw:text-box>
            <text:p>(0,1)</text:p>
          </draw:text-box>
        </draw:frame>
        <draw:frame draw:style-name="gr17" draw:layer="layout" svg:width="1.505cm" svg:height="0.747cm" svg:x="36.89cm" svg:y="3.253cm">
          <draw:text-box>
            <text:p>(0,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1H23M42S</meta:editing-duration>
    <meta:editing-cycles>22</meta:editing-cycles>
    <meta:generator>LibreOffice/4.3.4.1$Windows_x86 LibreOffice_project/bc356b2f991740509f321d70e4512a6a54c5f243</meta:generator>
    <dc:date>2014-12-07T20:49:46.530000000</dc:date>
    <meta:document-statistic meta:object-count="138"/>
    <meta:template xlink:type="simple" xlink:actuate="onRequest" xlink:title="Diagramme" xlink:href="../../../../../../AppData/Roaming/LibreOffice/4/user/template/Diagramme.otg" meta:date="2014-12-06T19:05:54.762000000"/>
  </office:meta>
</office:document-meta>
</file>